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https://openclassrooms.com/fr/courses/4670706-adoptez-une-architecture-mvc-en-php/7848249-organisez-en-dossiers" text:style-name="Internet_20_link" text:visited-style-name="Visited_20_Internet_20_Link">https://openclassrooms.com/fr/courses/4670706-adoptez-une-architecture-mvc-en-php/7848249-organisez-en-dossiers</text:a></text:p>
      <text:p text:style-name="Text_20_body"/>
      <text:p text:style-name="Text_20_body"><text:bookmark text:name="r-7848211"/>Je vais essayer de vous donner une définition simplifiée avec une comparaison : <text:span text:style-name="Strong_20_Emphasis">le métier, c'est toute la partie de votre projet qui n'est pas la technique</text:span><text:span text:style-name="Emphasis">.</text:span> Oui, c'est vaste ! Ça laisse encore du flou, mais c'est déjà pas mal.</text:p>
      <text:p text:style-name="Text_20_body"><text:bookmark text:name="r-7848212"/>Passons par deux exemples :</text:p>
      <text:list text:style-name="L1">
        <text:list-item>
          <text:p text:style-name="P1"><text:bookmark text:name="r-7848217"/><text:bookmark text:name="r-7848214"/><text:bookmark text:name="r-7848213"/>Une connexion à une base de données MySQL, c'est une <text:span text:style-name="Strong_20_Emphasis">notion technique</text:span>. Il n'y a que le développeur qui la maîtrise. C'est d'ailleurs lui (ou l'architecte avant lui), qui fait le choix de la mettre en place. Et souvent, si vous en parlez à votre client, ça risque d'être du charabia pour lui.</text:p>
        </text:list-item>
        <text:list-item>
          <text:p text:style-name="P1"><text:bookmark text:name="r-7848216"/><text:bookmark text:name="r-7848215"/>Afficher des commentaires sous un billet de blog, de l'autre côté, c'est une <text:span text:style-name="Strong_20_Emphasis">notion métier</text:span>. La plupart du temps, c'est le client qui introduit ce type de notion dans le projet.</text:p>
        </text:list-item>
      </text:list>
      <text:p text:style-name="Text_20_body"><text:bookmark text:name="r-7848218"/>Chaque notion métier est bien souvent supportée par plusieurs notions techniques. Rien que pour mettre en ligne une page qui afficherait <text:span text:style-name="Source_20_Text">Hello, world!</text:span>  (une demande <text:span text:style-name="Emphasis">métier</text:span>, donc), on a besoin d'Apache, de PHP, de HTML... Tout ça, ce sont des notions techniques. Vous commencez à comprendre la différence ?</text:p>
      <text:p text:style-name="Standard">il vous suffira d'<text:span text:style-name="Strong_20_Emphasis">écouter votre interlocuteur</text:span> pour définir votre segmentation ! Projetez-vous un instant dans cette demande du client 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3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3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6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3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9:18:01.810000000</meta:creation-date>
    <meta:generator>LibreOffice/7.5.2.2$Windows_X86_64 LibreOffice_project/53bb9681a964705cf672590721dbc85eb4d0c3a2</meta:generator>
    <dc:date>2023-04-20T19:21:05.973000000</dc:date>
    <meta:editing-duration>PT3M3S</meta:editing-duration>
    <meta:editing-cycles>3</meta:editing-cycles>
    <meta:document-statistic meta:table-count="0" meta:image-count="0" meta:object-count="0" meta:page-count="1" meta:paragraph-count="7" meta:word-count="202" meta:character-count="1274" meta:non-whitespace-character-count="1079"/>
  </office:meta>
</office:document-meta>
</file>